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0.635cm" svg:y="0.635cm">
          <text:p text:style-name="P1"><text:span text:style-name="T1">Information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6.985cm" svg:y="0.635cm">
          <text:p text:style-name="P1"><text:span text:style-name="T1">Transmi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2.065cm" svg:y="4.445cm">
          <text:p text:style-name="P1"><text:span text:style-name="T1">Nois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7.145cm" svg:y="0.635cm"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23.495cm" svg:y="0.635cm">
          <text:p text:style-name="P1"><text:span text:style-name="T1">Destin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45cm" svg:y1="1.905cm" svg:x2="6.985cm" svg:y2="1.905cm">
          <text:p/>
        </draw:line>
        <draw:frame draw:style-name="gr3" draw:text-style-name="P3" draw:layer="layout" svg:width="2.657cm" svg:height="0.954cm" svg:x="4.38cm" svg:y="0.964cm">
          <draw:text-box>
            <text:p><text:span text:style-name="T1">message</text:span></text:p>
          </draw:text-box>
        </draw:frame>
        <draw:line draw:style-name="gr2" draw:text-style-name="P1" draw:layer="layout" svg:x1="10.795cm" svg:y1="1.892cm" svg:x2="13.335cm" svg:y2="1.905cm">
          <text:p/>
        </draw:line>
        <draw:frame draw:style-name="gr3" draw:text-style-name="P3" draw:layer="layout" svg:width="2.022cm" svg:height="0.954cm" svg:x="11.03cm" svg:y="0.951cm">
          <draw:text-box>
            <text:p><text:span text:style-name="T1">signal</text:span></text:p>
          </draw:text-box>
        </draw:frame>
        <draw:line draw:style-name="gr4" draw:text-style-name="P1" draw:layer="layout" svg:x1="13.97cm" svg:y1="1.892cm" svg:x2="17.145cm" svg:y2="1.905cm">
          <text:p/>
        </draw:line>
        <draw:frame draw:style-name="gr3" draw:text-style-name="P2" draw:layer="layout" svg:width="2.661cm" svg:height="1.657cm" svg:x="14.405cm" svg:y="0.251cm">
          <draw:text-box>
            <text:p text:style-name="P1"><text:span text:style-name="T1">received</text:span></text:p>
            <text:p text:style-name="P1"><text:span text:style-name="T1">signal</text:span></text:p>
          </draw:text-box>
        </draw:frame>
        <draw:line draw:style-name="gr2" draw:text-style-name="P1" draw:layer="layout" svg:x1="13.97cm" svg:y1="4.445cm" svg:x2="13.97cm" svg:y2="2.54cm">
          <text:p/>
        </draw:line>
        <draw:frame draw:style-name="gr3" draw:text-style-name="P3" draw:layer="layout" svg:width="1.844cm" svg:height="0.954cm" svg:x="13.97cm" svg:y="3.075cm">
          <draw:text-box>
            <text:p><text:span text:style-name="T1">noise</text:span></text:p>
          </draw:text-box>
        </draw:frame>
        <draw:line draw:style-name="gr2" draw:text-style-name="P1" draw:layer="layout" svg:x1="20.955cm" svg:y1="1.892cm" svg:x2="23.495cm" svg:y2="1.905cm">
          <text:p/>
        </draw:line>
        <draw:frame draw:style-name="gr3" draw:text-style-name="P2" draw:layer="layout" svg:width="2.661cm" svg:height="1.657cm" svg:x="20.89cm" svg:y="0.251cm">
          <draw:text-box>
            <text:p text:style-name="P1"><text:span text:style-name="T1">received</text:span></text:p>
            <text:p text:style-name="P1"><text:span text:style-name="T1">message</text:span></text:p>
          </draw:text-box>
        </draw:frame>
        <draw:custom-shape draw:style-name="gr5" draw:text-style-name="P1" draw:layer="layout" svg:width="1.27cm" svg:height="1.27cm" svg:x="13.33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5T15:28:50</meta:creation-date>
    <dc:date>2011-07-15T15:39:44</dc:date>
    <dc:creator>Bo Morgan</dc:creator>
    <meta:editing-duration>PT00H10M57S</meta:editing-duration>
    <meta:editing-cycles>1</meta:editing-cycles>
    <meta:document-statistic meta:object-count="16"/>
    <meta:generator>OpenOffice.org/3.2$Linux OpenOffice.org_project/320m12$Build-9483</meta:generator>
  </office:meta>
</office:document-meta>
</file>